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fill-color="#aecf00" draw:textarea-horizontal-align="center" draw:textarea-vertical-align="middle"/>
    </style:style>
    <style:style style:name="gr5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99ff" draw:textarea-horizontal-align="center" draw:textarea-vertical-align="middl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950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927cm"/>
    </style:style>
    <style:style style:name="gr14" style:family="graphic" style:parent-style-name="standard">
      <style:graphic-properties draw:fill="solid" draw:fill-color="#9966cc" draw:textarea-vertical-align="middle" draw:auto-grow-height="false" fo:min-height="0.749cm" fo:min-width="0.499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style:use-window-font-color="true" fo:text-shadow="none"/>
    </style:style>
    <style:style style:name="P6" style:family="paragraph">
      <style:paragraph-properties fo:text-align="center"/>
      <style:text-properties fo:color="#9966cc" fo:font-family="Purisa" style:font-pitch="variable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9966cc" fo:font-family="Purisa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color="#ff950e" fo:font-family="Purisa" style:font-pitch="variable"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  <style:text-properties fo:color="#9966cc" fo:font-family="Purisa" style:font-pitch="variable" fo:font-weight="bold" style:font-weight-asian="bold" style:font-weight-complex="bold"/>
    </style:style>
    <style:style style:name="P10" style:family="paragraph">
      <style:text-properties fo:color="#9966cc" fo:font-family="Purisa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color="#9966cc" fo:font-family="Purisa" style:font-pitch="variable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text-align="center"/>
      <style:text-properties fo:color="#ff950e" fo:font-family="Purisa" style:font-pitch="variable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color="#ff950e" fo:font-family="Purisa" style:font-pitch="variable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/>
    </style:style>
    <style:style style:name="T4" style:family="text">
      <style:text-properties style:use-window-font-color="true" fo:text-shadow="none"/>
    </style:style>
    <style:style style:name="T5" style:family="text">
      <style:text-properties fo:color="#9966cc" fo:font-family="Purisa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9966cc" fo:font-family="Purisa" style:font-pitch="variable" fo:font-size="32pt" style:font-size-asian="32pt" style:font-size-complex="32pt"/>
    </style:style>
    <style:style style:name="T7" style:family="text">
      <style:text-properties fo:color="#ff950e" fo:font-family="Purisa" style:font-pitch="variable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950e" fo:font-family="Purisa" style:font-pitch="variable" fo:font-size="72pt" fo:font-weight="bold" style:font-size-asian="72pt" style:font-weight-asian="bold" style:font-size-complex="72pt" style:font-weight-complex="bold"/>
    </style:style>
    <style:style style:name="T9" style:family="text">
      <style:text-properties fo:color="#9966cc" fo:font-family="Purisa" style:font-pitch="variable" fo:font-weight="bold" style:font-weight-asian="bold" style:font-weight-complex="bold"/>
    </style:style>
    <style:style style:name="T10" style:family="text">
      <style:text-properties fo:color="#9966cc" fo:font-family="Purisa" style:font-pitch="variable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9966cc" fo:font-family="Purisa" style:font-pitch="variable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ff950e" fo:font-family="Purisa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334cm" svg:height="3.285cm" svg:x="12.271cm" svg:y="8.62cm">
          <text:p text:style-name="P1"><text:span text:style-name="T1">index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8" draw:id="id8" draw:layer="layout" svg:width="3.81cm" svg:height="3.647cm" svg:x="7.35cm" svg:y="11.16cm">
          <text:p text:style-name="P1"><text:span text:style-name="T2">gr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2" draw:id="id12" draw:layer="layout" svg:width="3.334cm" svg:height="1.368cm" svg:x="1.635cm" svg:y="9.89cm">
          <text:p text:style-name="P1">Picturesgr.html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334cm" svg:height="1.368cm" svg:x="3.54cm" svg:y="15.507cm">
          <text:p text:style-name="P1">Infogr.html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175cm" svg:height="3.192cm" svg:x="14.335cm" svg:y="12.43cm">
          <text:p text:style-name="P1"><text:span text:style-name="T3">gs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2.857cm" svg:height="1.823cm" svg:x="16.558cm" svg:y="18.227cm">
          <text:p text:style-name="P1">Infogs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3.81cm" svg:height="1.823cm" svg:x="7.985cm" svg:y="17.51cm">
          <text:p text:style-name="P1">Picsgs.ht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1.97cm" svg:y1="12.001cm" svg:x2="21.781cm" svg:y2="12.001cm">
          <text:p/>
        </draw:line>
        <draw:custom-shape draw:style-name="gr5" draw:text-style-name="P2" xml:id="id9" draw:id="id9" draw:layer="layout" svg:width="3.81cm" svg:height="3.81cm" svg:x="10.525cm" svg:y="3.54cm">
          <text:p text:style-name="P1"><text:span text:style-name="T1">bc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1" draw:id="id11" draw:layer="layout" svg:width="4.445cm" svg:height="1.905cm" svg:x="3.54cm" svg:y="4.175cm">
          <text:p text:style-name="P1">picsbc.html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445cm" svg:height="1.905cm" svg:x="6.715cm" svg:y="7.35cm">
          <text:p text:style-name="P1">infobc.html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3.81cm" svg:height="3.81cm" svg:x="18.78cm" svg:y="10.525cm">
          <text:p text:style-name="P1"><text:span text:style-name="T1">sb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" draw:id="id2" draw:layer="layout" svg:width="3.81cm" svg:height="1.905cm" svg:x="18.78cm" svg:y="7.35cm">
          <text:p text:style-name="P1">picssb.html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4.445cm" svg:height="1.905cm" svg:x="21.955cm" svg:y="14.97cm">
          <text:p text:style-name="P1">infosb.htm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20.685cm" svg:y1="10.525cm" svg:x2="22.59cm" svg:y2="8.302cm" draw:start-shape="id1" draw:start-glue-point="4" draw:end-shape="id2" draw:end-glue-point="1" svg:d="m20685 10525c0-952 1203-793 1867-1111s789-1112 38-1112">
          <text:p/>
        </draw:connector>
        <draw:connector draw:style-name="gr7" draw:text-style-name="P1" draw:layer="layout" draw:type="curve" svg:x1="22.59cm" svg:y1="12.43cm" svg:x2="24.177cm" svg:y2="14.97cm" draw:start-shape="id1" draw:start-glue-point="7" draw:end-shape="id3" svg:d="m22590 12430c1058 0 1587 846 1587 2540">
          <text:p/>
        </draw:connector>
        <draw:connector draw:style-name="gr7" draw:text-style-name="P1" draw:layer="layout" draw:type="curve" svg:x1="15.605cm" svg:y1="10.263cm" svg:x2="18.78cm" svg:y2="12.43cm" draw:start-shape="id4" draw:start-glue-point="7" draw:end-shape="id1" draw:end-glue-point="5" svg:d="m15605 10263c2382 0 795 2167 3175 2167">
          <text:p/>
        </draw:connector>
        <draw:connector draw:style-name="gr7" draw:text-style-name="P1" draw:layer="layout" draw:type="curve" svg:x1="13.938cm" svg:y1="11.905cm" svg:x2="15.923cm" svg:y2="12.43cm" draw:start-shape="id4" draw:start-glue-point="6" draw:end-shape="id5" draw:end-glue-point="4" svg:d="m13938 11905c0 394 1985 132 1985 525">
          <text:p/>
        </draw:connector>
        <draw:connector draw:style-name="gr7" draw:text-style-name="P1" draw:layer="layout" draw:type="curve" svg:x1="17.51cm" svg:y1="14.026cm" svg:x2="19.415cm" svg:y2="19.138cm" draw:start-shape="id5" draw:start-glue-point="7" draw:end-shape="id6" svg:d="m17510 14026c3729 0 2776 5112 1905 5112">
          <text:p/>
        </draw:connector>
        <draw:connector draw:style-name="gr7" draw:text-style-name="P1" draw:layer="layout" draw:type="curve" svg:x1="14.335cm" svg:y1="14.026cm" svg:x2="11.795cm" svg:y2="18.421cm" draw:start-shape="id5" draw:start-glue-point="5" draw:end-shape="id7" svg:d="m14335 14026c-1905 0-635 4395-2540 4395">
          <text:p/>
        </draw:connector>
        <draw:connector draw:style-name="gr7" draw:text-style-name="P1" draw:layer="layout" draw:type="curve" svg:x1="11.16cm" svg:y1="12.984cm" svg:x2="12.271cm" svg:y2="10.263cm" draw:start-shape="id8" draw:start-glue-point="7" draw:end-shape="id4" draw:end-glue-point="5" svg:d="m11160 12984c834 0 279-2721 1111-2721">
          <text:p/>
        </draw:connector>
        <draw:connector draw:style-name="gr7" draw:text-style-name="P1" draw:layer="layout" draw:type="curve" svg:x1="14.335cm" svg:y1="5.445cm" svg:x2="13.938cm" svg:y2="8.62cm" draw:start-shape="id9" draw:start-glue-point="7" draw:end-shape="id4" draw:end-glue-point="4" svg:d="m14335 5445c753 0 627 1270 340 1826s-737 397-737 1349">
          <text:p/>
        </draw:connector>
        <draw:connector draw:style-name="gr7" draw:text-style-name="P1" draw:layer="layout" draw:type="curve" svg:x1="11.16cm" svg:y1="8.302cm" svg:x2="12.43cm" svg:y2="7.35cm" draw:start-shape="id10" draw:start-glue-point="1" draw:end-shape="id9" svg:d="m11160 8302c847 0 1270-317 1270-952">
          <text:p/>
        </draw:connector>
        <draw:connector draw:style-name="gr7" draw:text-style-name="P1" draw:layer="layout" draw:type="curve" svg:x1="7.985cm" svg:y1="5.127cm" svg:x2="12.43cm" svg:y2="3.54cm" draw:start-shape="id11" draw:start-glue-point="1" draw:end-shape="id9" draw:end-glue-point="4" svg:d="m7985 5127c1905 0 1587-1044 2222-1629s2223-709 2223 42">
          <text:p/>
        </draw:connector>
        <draw:connector draw:style-name="gr7" draw:text-style-name="P1" draw:layer="layout" draw:type="curve" svg:x1="4.969cm" svg:y1="10.574cm" svg:x2="7.35cm" svg:y2="12.983cm" draw:start-shape="id12" draw:start-glue-point="1" draw:end-shape="id8" svg:d="m4969 10574c2104 0 914 2409 2381 2409">
          <text:p/>
        </draw:connector>
        <draw:connector draw:style-name="gr7" draw:text-style-name="P1" draw:layer="layout" draw:type="curve" svg:x1="6.874cm" svg:y1="16.191cm" svg:x2="9.255cm" svg:y2="14.807cm" draw:start-shape="id13" draw:start-glue-point="1" draw:end-shape="id8" draw:end-glue-point="6" svg:d="m6874 16191c1588 0 2381-461 2381-1384">
          <text:p/>
        </draw:connector>
        <draw:custom-shape draw:style-name="gr8" draw:text-style-name="P2" xml:id="id14" draw:id="id14" draw:layer="layout" svg:width="3.81cm" svg:height="3.81cm" svg:x="16.24cm" svg:y="2.27cm">
          <text:p text:style-name="P1"><text:span text:style-name="T1">Husky.htm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15" draw:id="id15" draw:layer="layout" svg:width="4.445cm" svg:height="1.905cm" svg:x="21.955cm" svg:y="4.81cm">
          <text:p text:style-name="P1"><text:span text:style-name="T1">Hinfo.html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3.175cm" svg:height="1.905cm" svg:x="13.7cm" svg:y="1cm">
          <text:p text:style-name="P1"><text:span text:style-name="T1">Hpics.htm</text:span>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8.145cm" svg:y1="6.08cm" svg:x2="13.938cm" svg:y2="8.62cm" draw:start-shape="id14" draw:start-glue-point="6" draw:end-shape="id4" svg:d="m18145 6080c0 1905-4207 635-4207 2540">
          <text:p/>
        </draw:connector>
        <draw:connector draw:style-name="gr9" draw:text-style-name="P1" draw:layer="layout" draw:type="curve" svg:x1="21.955cm" svg:y1="5.762cm" svg:x2="20.05cm" svg:y2="4.175cm" draw:start-shape="id15" draw:start-glue-point="3" draw:end-shape="id14" draw:end-glue-point="7" svg:d="m21955 5762c-1428 0-476-1587-1905-1587">
          <text:p/>
        </draw:connector>
        <draw:connector draw:style-name="gr9" draw:text-style-name="P1" draw:layer="layout" draw:type="curve" svg:x1="15.287cm" svg:y1="2.905cm" svg:x2="16.24cm" svg:y2="4.175cm" draw:start-shape="id16" draw:start-glue-point="2" draw:end-shape="id14" draw:end-glue-point="5" svg:d="m15287 2905c0 847 317 1270 953 1270">
          <text:p/>
        </draw:connector>
      </draw:page>
      <draw:page draw:name="page2" draw:style-name="dp1" draw:master-page-name="Default">
        <draw:custom-shape draw:style-name="gr10" draw:text-style-name="P1" draw:layer="layout" svg:width="4.445cm" svg:height="19.59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21.495cm" svg:height="16.51cm" svg:x="5.445cm" svg:y="4.175cm">
          <text:p text:style-name="P5"><text:span text:style-name="T4">Blah blah blah blah blah blah blah blah blah blah blah blah blah blah blah </text:span></text:p>
          <text:p text:style-name="P5"><text:span text:style-name="T4">Gkrehggjgjsflkdjfsklfjkdjfkdfjdkfjdkfjdkjfdkjfkdjfkdjfdkjfkdjfkdjfkdjfkdjfkdjfkdjfkd</text:span></text:p>
          <text:p text:style-name="P5"><text:span text:style-name="T4">Gjghjhjhghknvelgcntkghbthbgkrthgbrjcgnerhgbtlghjrklghrjkhgejkhgjkthgkjehgj</text:span></text:p>
          <text:p text:style-name="P5"><text:span text:style-name="T4">Gbjehgejkhwgkjehgkjethgtjgkrjghkrhgjrkeghjerkgkehjgtkhjkekrhgtjrhkehgjtke</text:span></text:p>
          <text:p text:style-name="P5"><text:span text:style-name="T4">Jkfhvdfsbmnsm,fn,mvnms,ndvm,nsd,mvnmds,blwkjglthgwjghkwjgrktehgkj</text:span></text:p>
          <text:p text:style-name="P5"><text:span text:style-name="T4">Jgwkeghjkwrehgwgehjgkqhglqrhlhgqjgklhglhgerkghleqhgjhjfrejgb,qjerhgjerkrjg</text:span></text:p>
          <text:p text:style-name="P5"><text:span text:style-name="T4">Rwnejgbjekwrhgwrejkghjkergnbvnmajekegbnbfvkqjebvjqenrkgbqvjkbvnnene</text:span></text:p>
          <text:p text:style-name="P5"><text:span text:style-name="T4">Fnemrqbgfbkbewqjgopg1i3tyhbjog2iorjqkgio1y8y6tugrjkegkjhgor hgjrkghqek</text:span></text:p>
          <text:p text:style-name="P5"><text:span text:style-name="T4">Vghgfgfhgchbxhxvbcfgdxfsdfghujkjnbhncghwgtntouy34yo34y tutgojtmjkweg</text:span></text:p>
          <text:p text:style-name="P5"><text:span text:style-name="T4">Ncinroggngghoighjrghkrbfjfbvnmsjqejgberhjgbeqkhrjgkreqgkjerwvewrhjvgvh</text:span></text:p>
          <text:p text:style-name="P5"><text:span text:style-name="T4">Hgqergbkehqjvgjhewf ghregbregbhrbeourgurhgbrhbghbhrbhbghbhbrhbhbhg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175cm" svg:height="1.905cm" svg:x="1.635cm" svg:y="5.445cm">
          <text:p text:style-name="P1"><text:span text:style-name="T5">Gol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3.175cm" svg:height="1.905cm" svg:x="1.635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3.175cm" svg:height="1.905cm" svg:x="1.635cm" svg:y="11.795cm">
          <text:p text:style-name="P1"><text:span text:style-name="T6">coll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8" draw:layer="layout" svg:width="25.94cm" svg:height="3.175cm" svg:x="1cm" svg:y="1cm">
          <text:p text:style-name="P1"><text:span text:style-name="T7">DOGS</text:span><text:span text:style-name="T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3.175cm" svg:height="1.905cm" svg:x="1.635cm" svg:y="14.97cm">
          <text:p text:style-name="P1"><text:span text:style-name="T9">berna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905cm" svg:height="1.905cm" svg:x="2.27cm" svg:y="1.6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6" draw:layer="layout" svg:width="3.175cm" svg:height="1.905cm" svg:x="1.635cm" svg:y="18.145cm">
          <text:p text:style-name="P1"><text:span text:style-name="T5">Hus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3.427cm" svg:height="1.292cm" svg:x="1.635cm" svg:y="9.255cm">
          <draw:text-box>
            <text:p><text:span text:style-name="T10">German</text:span></text:p>
          </draw:text-box>
        </draw:frame>
      </draw:page>
      <draw:page draw:name="page3" draw:style-name="dp1" draw:master-page-name="Default">
        <draw:custom-shape draw:style-name="gr11" draw:text-style-name="P1" draw:layer="layout" svg:width="4.445cm" svg:height="19.685cm" svg:x="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6.035cm" svg:height="3.175cm" svg:x="1cm" svg:y="1cm">
          <text:p text:style-name="P11"><text:span text:style-name="T11">GOLDEN RETRIE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905cm" svg:height="1.905cm" svg:x="2.27cm" svg:y="1.6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" draw:text-style-name="P2" draw:layer="layout" svg:width="21.495cm" svg:height="16.415cm" svg:x="5.445cm" svg:y="4.175cm">
          <text:p text:style-name="P2"><text:span text:style-name="T1">EHNEUTNRRTHREITURYTIUEYRTUERYTUREIYTUREYTIUERTYU</text:span></text:p>
          <text:p text:style-name="P2"><text:span text:style-name="T1">Jhrtjhtjrhtrtyuiretuierturytuetyrutyuertyrutihfgdjsigdjgiehgeuhguewheuewii</text:span></text:p>
          <text:p text:style-name="P2"><text:span text:style-name="T1">Dfdsggzdugeygcuytghnmklkjhgfdsdfgnmkjhgfdsfghjgfdfghjgfdfghjhgfrewqwe</text:span></text:p>
          <text:p text:style-name="P2"><text:span text:style-name="T1">Qwertyuiopasdfghjklzxcvbnmmnbvcxzlkjhgfdsapoiuytrewqesrdtfgyhuzesxrdct</text:span></text:p>
          <text:p text:style-name="P2"><text:span text:style-name="T1">Awerstfygw3sertcfvgysxerdctyfgbxsdrctgvbxerctvgbxserdctfgybxsdtfygbhdxr6</text:span></text:p>
          <text:p text:style-name="P2"><text:span text:style-name="T1">Yoifpiwiutryuzesxrdctfvygbhunjmazesxdrtgbhjnklm,zesxrdctfvygbhunjexrdctf</text:span></text:p>
          <text:p text:style-name="P2"><text:span text:style-name="T1">Zesxdrcftvgybhzsxdcftvgsxdcfvgbhexdfcvtgybxsdrcftvgybxsdcfvgbxcrdftvg</text:span></text:p>
          <text:p text:style-name="P2"><text:span text:style-name="T1">ZwesxrdctfvygbuhzesxrdctfyvguhbnijomaWZesrdtcfvyguhbnijomxrctvyg</text:span></text:p>
          <text:p text:style-name="P2"><text:span text:style-name="T1">Dfgdfgdcfgvhxcghxsdcfvgbxecvtbcdfvgbxdcftvgbdcfvgbhsxdcfvghgdaugud</text:span></text:p>
          <text:p text:style-name="P2"><text:span text:style-name="T1">Dhfsdgfdgfisgyeguewgyegfuedsvhgfyudgfdgfyuegfugygfydgufudzysgf3xxf45</text:span></text:p>
          <text:p text:style-name="P2"><text:span text:style-name="T1">gyfgyefgwyugfwyefguwygrugtyeutureguyegfyrgfuygrufergfuergryeugfryufgu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1.905cm" svg:x="1.635cm" svg:y="5.445cm">
          <text:p text:style-name="P1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905cm" svg:x="1.635cm" svg:y="8.62cm">
          <text:p text:style-name="P1">HUSK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905cm" svg:x="1.635cm" svg:y="11.795cm">
          <text:p text:style-name="P1">GERM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75cm" svg:height="1.905cm" svg:x="1.635cm" svg:y="14.97cm">
          <text:p text:style-name="P1">COLL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draw:layer="layout" svg:width="3.175cm" svg:height="1.905cm" svg:x="1.635cm" svg:y="18.145cm">
          <text:p text:style-name="P1">BERNA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10" draw:text-style-name="P1" draw:layer="layout" svg:width="4.445cm" svg:height="19.59cm" svg:x="1cm" svg:y="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5.94cm" svg:height="3.175cm" svg:x="1cm" svg:y="1cm">
          <text:p text:style-name="P13"><text:span text:style-name="T12">HUSK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635cm" svg:height="0.001cm" svg:x="47.99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905cm" svg:height="1.905cm" svg:x="2.27cm" svg:y="1.6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1" draw:layer="layout" svg:width="21.495cm" svg:height="16.415cm" svg:x="5.445cm" svg:y="4.175cm">
          <text:p text:style-name="P1">Asdfghjklabcdefghijklmn0poopqrstucvwxyzabcdefghijklmnopqrstuvwxyzyuih</text:p>
          <text:p text:style-name="P1">Sgfdsaedvdvgxg bc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tudent </meta:initial-creator>
    <meta:creation-date>2012-04-16T09:51:33</meta:creation-date>
    <dc:date>2012-04-25T15:25:41</dc:date>
    <dc:creator>Student </dc:creator>
    <meta:editing-duration>PT1H51M39S</meta:editing-duration>
    <meta:editing-cycles>4</meta:editing-cycles>
    <meta:generator>LibreOffice/3.3$Linux LibreOffice_project/330m19$Build-202</meta:generator>
    <meta:document-statistic meta:object-count="56"/>
  </office:meta>
</office:document-meta>
</file>